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3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s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1" office:value-type="string" calcext:value-type="string">
            <text:p>Grand Total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609-4616-1-ND</text:p>
          </table:table-cell>
          <table:table-cell table:style-name="ce2" office:value-type="string" calcext:value-type="string">
            <text:p>CONN USB MICRO B RECPT SMT R/A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float" office:value="1" calcext:value-type="float">
            <text:p>1</text:p>
          </table:table-cell>
          <table:table-cell table:style-name="ce4" table:formula="of:=[.D2]*[.E2]" office:value-type="currency" office:currency="USD" office:value="0.46" calcext:value-type="currency">
            <text:p>$0.46</text:p>
          </table:table-cell>
          <table:table-cell table:number-columns-repeated="2"/>
          <table:table-cell table:style-name="ce4" table:formula="of:=SUM([.F3:.RF28])" office:value-type="currency" office:currency="USD" office:value="3.67" calcext:value-type="currency">
            <text:p>$3.67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KL26Z32VFM4-ND</text:p>
          </table:table-cell>
          <table:table-cell table:style-name="ce2" office:value-type="string" calcext:value-type="string">
            <text:p>IC MCU ARM 32KB FLASH 32QFN</text:p>
          </table:table-cell>
          <table:table-cell office:value-type="currency" office:currency="USD" office:value="2.72" calcext:value-type="currency">
            <text:p>$2.72</text:p>
          </table:table-cell>
          <table:table-cell office:value-type="float" office:value="1" calcext:value-type="float">
            <text:p>1</text:p>
          </table:table-cell>
          <table:table-cell table:style-name="ce4" table:formula="of:=[.D3]*[.E3]" office:value-type="currency" office:currency="USD" office:value="2.72" calcext:value-type="currency">
            <text:p>$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, C3</text:p>
          </table:table-cell>
          <table:table-cell table:style-name="ce2" office:value-type="string" calcext:value-type="string">
            <text:p>490-1532-1-ND</text:p>
          </table:table-cell>
          <table:table-cell table:style-name="ce2" office:value-type="string" calcext:value-type="string">
            <text:p>CAP CER 0.1UF 16V 10% X7R 0603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style-name="ce4" table:formula="of:=[.D4]*[.E4]" office:value-type="currency" office:currency="USD" office:value="0.2" calcext:value-type="currency">
            <text:p>$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1276-2066-1-ND</text:p>
          </table:table-cell>
          <table:table-cell table:style-name="ce2" office:value-type="string" calcext:value-type="string">
            <text:p>CAP CER 4700PF 50V 10% X7R 0603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4" table:formula="of:=[.D5]*[.E5]" office:value-type="currency" office:currency="USD" office:value="0.1" calcext:value-type="currency">
            <text:p>$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587-1263-1-ND</text:p>
          </table:table-cell>
          <table:table-cell table:style-name="ce2" office:value-type="string" calcext:value-type="string">
            <text:p>CAP CER 2.2UF 16V Y5V 0603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style-name="ce4" table:formula="of:=[.D6]*[.E6]" office:value-type="currency" office:currency="USD" office:value="0.12" calcext:value-type="currency">
            <text:p>$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table:style-name="ce2" office:value-type="string" calcext:value-type="string">
            <text:p>887-2028-ND</text:p>
          </table:table-cell>
          <table:table-cell table:style-name="ce2" office:value-type="string" calcext:value-type="string">
            <text:p>CRYSTAL 4MHZ 20PF THRU</text:p>
          </table:table-cell>
          <table:table-cell office:value-type="currency" office:currency="USD" office:value="0.33" calcext:value-type="currency">
            <text:p>$0.33</text:p>
          </table:table-cell>
          <table:table-cell office:value-type="float" office:value="1" calcext:value-type="float">
            <text:p>1</text:p>
          </table:table-cell>
          <table:table-cell table:style-name="ce4" table:formula="of:=[.D7]*[.E7]" office:value-type="currency" office:currency="USD" office:value="0.33" calcext:value-type="currency">
            <text:p>$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P0.0GCT-ND</text:p>
          </table:table-cell>
          <table:table-cell table:style-name="ce2" office:value-type="string" calcext:value-type="string">
            <text:p>RES 0.0 OHM 1/10W JUMP 0603 SM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4" table:formula="of:=[.D8]*[.E8]" office:value-type="currency" office:currency="USD" office:value="0.1" calcext:value-type="currency">
            <text:p>$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P1.0MGCT-ND</text:p>
          </table:table-cell>
          <table:table-cell table:style-name="ce2" office:value-type="string" calcext:value-type="string">
            <text:p>RES 1M OHM 1/10W 5% 0603 SMD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4" table:formula="of:=[.D9]*[.E9]" office:value-type="currency" office:currency="USD" office:value="0.1" calcext:value-type="currency">
            <text:p>$0.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0]*[.E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1]*[.E11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2]*[.E12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3]*[.E13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4]*[.E14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5]*[.E15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6]*[.E16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7]*[.E17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8]*[.E18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19]*[.E19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0]*[.E2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1]*[.E21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2]*[.E22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3]*[.E23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4]*[.E24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5]*[.E25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6]*[.E26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7]*[.E27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table:formula="of:=[.D28]*[.E28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Cuzner</meta:initial-creator>
    <meta:creation-date>2014-10-24T23:09:41.111627951</meta:creation-date>
    <dc:date>2014-10-24T23:23:47.304467253</dc:date>
    <dc:creator>Kevin Cuzner</dc:creator>
    <meta:editing-duration>PT5M5S</meta:editing-duration>
    <meta:editing-cycles>2</meta:editing-cycles>
    <meta:generator>LibreOffice/4.2.6.3$Linux_X86_64 LibreOffice_project/420m0$Build-3</meta:generator>
    <meta:document-statistic meta:table-count="1" meta:cell-count="75" meta:object-count="0"/>
  </office:meta>
</office:document-meta>
</file>